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toolbar/standardbar.xml" manifest:media-type="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7.809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896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309cm"/>
    </style:style>
    <style:style style:name="co11" style:family="table-column">
      <style:table-column-properties fo:break-before="auto" style:column-width="7.392cm"/>
    </style:style>
    <style:style style:name="co12" style:family="table-column">
      <style:table-column-properties fo:break-before="auto" style:column-width="8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18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9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Menlo"/>
    </style:style>
    <style:style style:name="ce20" style:family="table-cell" style:parent-style-name="Default">
      <style:table-cell-properties fo:background-color="#ed4c05" style:text-align-source="fix" style:repeat-content="false"/>
      <style:paragraph-properties fo:text-align="center" fo:margin-left="0cm"/>
      <style:text-properties style:font-name="Menlo"/>
    </style:style>
    <style:style style:name="ce21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22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Menlo"/>
    </style:style>
    <style:style style:name="ce2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Menlo"/>
    </style:style>
    <style:style style:name="ce2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Menlo"/>
    </style:style>
    <style:style style:name="ce25" style:family="table-cell" style:parent-style-name="Default">
      <style:table-cell-properties fo:background-color="#8d1d75" style:text-align-source="fix" style:repeat-content="false"/>
      <style:paragraph-properties fo:text-align="center" fo:margin-left="0cm"/>
      <style:text-properties style:font-name="Menlo"/>
    </style:style>
    <style:style style:name="ce26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style:font-name="Menlo"/>
    </style:style>
    <style:style style:name="ce27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Menlo"/>
    </style:style>
    <style:style style:name="ce28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Menlo"/>
    </style:style>
    <style:style style:name="ce29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Menlo"/>
    </style:style>
    <style:style style:name="ce30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style:font-name="Menlo"/>
    </style:style>
    <style:style style:name="ce3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3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40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  <style:text-properties style:font-name="Meno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43" style:family="table-cell" style:parent-style-name="Default">
      <style:text-properties style:font-name="Meno"/>
    </style:style>
    <style:style style:name="ce45" style:family="table-cell" style:parent-style-name="Default">
      <style:table-cell-properties fo:background-color="#e8f2a1"/>
      <style:text-properties style:font-name="Meno"/>
    </style:style>
    <style:style style:name="ce46" style:family="table-cell" style:parent-style-name="Default">
      <style:table-cell-properties fo:background-color="#f3f9ff"/>
      <style:text-properties style:font-name="Meno"/>
    </style:style>
    <style:style style:name="ce56" style:family="table-cell" style:parent-style-name="Default">
      <style:table-cell-properties fo:background-color="#f3f9ff" fo:border="none"/>
      <style:text-properties style:font-name="Meno"/>
    </style:style>
    <style:style style:name="ce85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8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8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90" style:family="table-cell" style:parent-style-name="Default">
      <style:text-properties style:font-name="Menlo"/>
    </style:style>
    <style:style style:name="ce75" style:family="table-cell" style:parent-style-name="Default">
      <style:table-cell-properties fo:background-color="#f3f9ff" style:text-align-source="fix" style:repeat-content="false" fo:border="none"/>
      <style:paragraph-properties fo:text-align="start" fo:margin-left="0cm"/>
      <style:text-properties style:font-name="Menlo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e8f2a1"/>
    </style:style>
    <style:style style:name="ce83" style:family="table-cell" style:parent-style-name="Default">
      <style:table-cell-properties fo:background-color="transparent"/>
    </style:style>
    <style:style style:name="ce98" style:family="table-cell" style:parent-style-name="Default" style:data-style-name="N100"/>
    <style:style style:name="ce63" style:family="table-cell" style:parent-style-name="Default">
      <style:table-cell-properties fo:background-color="#f3f9ff"/>
    </style:style>
    <style:style style:name="ce101" style:family="table-cell" style:parent-style-name="Default">
      <style:table-cell-properties fo:background-color="#f3f9ff" fo:border="none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11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Menlo" fo:font-weight="normal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SA-am-op" table:style-name="ta1">
        <table:table-column table:style-name="co1" table:default-cell-style-name="ce17"/>
        <table:table-column table:style-name="co2" table:default-cell-style-name="ce17"/>
        <table:table-column table:style-name="co1" table:default-cell-style-name="ce17"/>
        <table:table-column table:style-name="co1" table:default-cell-style-name="Default"/>
        <table:table-row table:style-name="ro1">
          <table:table-cell table:style-name="ce16" office:value-type="string" calcext:value-type="string">
            <text:p>Opcode</text:p>
          </table:table-cell>
          <table:table-cell table:style-name="ce18" office:value-type="string" calcext:value-type="string">
            <text:p>Addressing Mode</text:p>
          </table:table-cell>
          <table:table-cell table:style-name="ce18" office:value-type="string" calcext:value-type="string">
            <text:p>Operation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  <table:table-cell/>
        </table:table-row>
        <table:table-row table:style-name="ro1">
          <table:table-cell office:value-type="string" calcext:value-type="string">
            <text:p>0x2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  <table:table-cell/>
        </table:table-row>
        <table:table-row table:style-name="ro1">
          <table:table-cell office:value-type="string" calcext:value-type="string">
            <text:p>0x2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  <table:table-cell/>
        </table:table-row>
        <table:table-row table:style-name="ro1">
          <table:table-cell office:value-type="string" calcext:value-type="string">
            <text:p>0x3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4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  <table:table-cell/>
        </table:table-row>
        <table:table-row table:style-name="ro1">
          <table:table-cell office:value-type="string" calcext:value-type="string">
            <text:p>0x4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4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4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  <table:table-cell/>
        </table:table-row>
        <table:table-row table:style-name="ro1">
          <table:table-cell office:value-type="string" calcext:value-type="string">
            <text:p>0x4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  <table:table-cell/>
        </table:table-row>
        <table:table-row table:style-name="ro1">
          <table:table-cell office:value-type="string" calcext:value-type="string">
            <text:p>0x4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  <table:table-cell/>
        </table:table-row>
        <table:table-row table:style-name="ro1">
          <table:table-cell office:value-type="string" calcext:value-type="string">
            <text:p>0x4C</text:p>
          </table:table-cell>
          <table:table-cell table:style-name="ce23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4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/>
        </table:table-row>
        <table:table-row table:style-name="ro1">
          <table:table-cell office:value-type="string" calcext:value-type="string">
            <text:p>0x5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5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  <table:table-cell/>
        </table:table-row>
        <table:table-row table:style-name="ro1">
          <table:table-cell office:value-type="string" calcext:value-type="string">
            <text:p>0x5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6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  <table:table-cell/>
        </table:table-row>
        <table:table-row table:style-name="ro1">
          <table:table-cell office:value-type="string" calcext:value-type="string">
            <text:p>0x6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6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6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  <table:table-cell/>
        </table:table-row>
        <table:table-row table:style-name="ro1">
          <table:table-cell office:value-type="string" calcext:value-type="string">
            <text:p>0x6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  <table:table-cell/>
        </table:table-row>
        <table:table-row table:style-name="ro1">
          <table:table-cell office:value-type="string" calcext:value-type="string">
            <text:p>0x6C</text:p>
          </table:table-cell>
          <table:table-cell table:style-name="ce29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6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  <table:table-cell/>
        </table:table-row>
        <table:table-row table:style-name="ro1">
          <table:table-cell office:value-type="string" calcext:value-type="string">
            <text:p>0x7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7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  <table:table-cell/>
        </table:table-row>
        <table:table-row table:style-name="ro1">
          <table:table-cell office:value-type="string" calcext:value-type="string">
            <text:p>0x7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8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8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  <table:table-cell/>
        </table:table-row>
        <table:table-row table:style-name="ro1">
          <table:table-cell office:value-type="string" calcext:value-type="string">
            <text:p>0x8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  <table:table-cell/>
        </table:table-row>
        <table:table-row table:style-name="ro1">
          <table:table-cell office:value-type="string" calcext:value-type="string">
            <text:p>0x8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  <table:table-cell/>
        </table:table-row>
        <table:table-row table:style-name="ro1">
          <table:table-cell office:value-type="string" calcext:value-type="string">
            <text:p>0x8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  <table:table-cell/>
        </table:table-row>
        <table:table-row table:style-name="ro1">
          <table:table-cell office:value-type="string" calcext:value-type="string">
            <text:p>0x91</text:p>
          </table:table-cell>
          <table:table-cell table:style-name="ce25" office:value-type="string" calcext:value-type="string">
            <text:p>(Indirect)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9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9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9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9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  <table:table-cell/>
        </table:table-row>
        <table:table-row table:style-name="ro1">
          <table:table-cell office:value-type="string" calcext:value-type="string">
            <text:p>0x99</text:p>
          </table:table-cell>
          <table:table-cell table:style-name="ce27" office:value-type="string" calcext:value-type="string">
            <text:p>Absolute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  <table:table-cell/>
        </table:table-row>
        <table:table-row table:style-name="ro1">
          <table:table-cell office:value-type="string" calcext:value-type="string">
            <text:p>0x9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0x9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  <table:table-cell/>
        </table:table-row>
        <table:table-row table:style-name="ro1">
          <table:table-cell office:value-type="string" calcext:value-type="string">
            <text:p>0x9D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  <table:table-cell/>
        </table:table-row>
        <table:table-row table:style-name="ro1">
          <table:table-cell office:value-type="string" calcext:value-type="string">
            <text:p>0x9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A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  <table:table-cell/>
        </table:table-row>
        <table:table-row table:style-name="ro1">
          <table:table-cell office:value-type="string" calcext:value-type="string">
            <text:p>0xA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string" calcext:value-type="string">
            <text:p>0xA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  <table:table-cell/>
        </table:table-row>
        <table:table-row table:style-name="ro1">
          <table:table-cell office:value-type="string" calcext:value-type="string">
            <text:p>0xB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B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  <table:table-cell/>
        </table:table-row>
        <table:table-row table:style-name="ro1">
          <table:table-cell office:value-type="string" calcext:value-type="string">
            <text:p>0xB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  <table:table-cell/>
        </table:table-row>
        <table:table-row table:style-name="ro1">
          <table:table-cell office:value-type="string" calcext:value-type="string">
            <text:p>0xB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  <table:table-cell/>
        </table:table-row>
        <table:table-row table:style-name="ro1">
          <table:table-cell office:value-type="string" calcext:value-type="string">
            <text:p>0xB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C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C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  <table:table-cell/>
        </table:table-row>
        <table:table-row table:style-name="ro1">
          <table:table-cell office:value-type="string" calcext:value-type="string">
            <text:p>0xC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  <table:table-cell/>
        </table:table-row>
        <table:table-row table:style-name="ro1">
          <table:table-cell office:value-type="string" calcext:value-type="string">
            <text:p>0xC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C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  <table:table-cell/>
        </table:table-row>
        <table:table-row table:style-name="ro1">
          <table:table-cell office:value-type="string" calcext:value-type="string">
            <text:p>0xD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D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  <table:table-cell/>
        </table:table-row>
        <table:table-row table:style-name="ro1">
          <table:table-cell office:value-type="string" calcext:value-type="string">
            <text:p>0xD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E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E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  <table:table-cell/>
        </table:table-row>
        <table:table-row table:style-name="ro1">
          <table:table-cell office:value-type="string" calcext:value-type="string">
            <text:p>0xE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  <table:table-cell/>
        </table:table-row>
        <table:table-row table:style-name="ro1">
          <table:table-cell office:value-type="string" calcext:value-type="string">
            <text:p>0xE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  <table:table-cell/>
        </table:table-row>
        <table:table-row table:style-name="ro1">
          <table:table-cell office:value-type="string" calcext:value-type="string">
            <text:p>0xF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F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  <table:table-cell/>
        </table:table-row>
        <table:table-row table:style-name="ro1">
          <table:table-cell office:value-type="string" calcext:value-type="string">
            <text:p>0xF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 table:number-rows-repeated="104831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SA-am-cycles" table:style-name="ta1">
        <table:table-column table:style-name="co3" table:default-cell-style-name="ce34"/>
        <table:table-column table:style-name="co1" table:default-cell-style-name="ce34"/>
        <table:table-column table:style-name="co4" table:default-cell-style-name="ce34"/>
        <table:table-column table:style-name="co5" table:default-cell-style-name="ce86"/>
        <table:table-column table:style-name="co6" table:default-cell-style-name="ce86"/>
        <table:table-column table:style-name="co7" table:default-cell-style-name="ce2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2" office:value-type="string" calcext:value-type="string">
            <text:p>Addressing Mode</text:p>
          </table:table-cell>
          <table:table-cell table:style-name="ce32" office:value-type="string" calcext:value-type="string">
            <text:p>Cycle </text:p>
          </table:table-cell>
          <table:table-cell table:style-name="ce32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force_brk ? curr_pc : 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ir</text:p>
          </table:table-cell>
          <table:table-cell office:value-type="string" calcext:value-type="string">
            <text:p>force_brk ? 8’h00 : I_rd_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3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<text:s/></text:p>
          </table:table-cell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lu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lu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pc_p1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curr_pc_p1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{8{I_rd_data[7]}}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string" calcext:value-type="string">
            <text:p>curr_ba[8] ^ curr_ba[0] ? curr_t_p1 : 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_p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d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carry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ad[7:0]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rhs</text:p>
          </table:table-cell>
          <table:table-cell table:style-name="ce89" office:value-type="string" calcext:value-type="string">
            <text:p>curr_x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O_alu_result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_p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d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carry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ad[7:0]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rhs</text:p>
          </table:table-cell>
          <table:table-cell table:style-name="ce89" office:value-type="string" calcext:value-type="string">
            <text:p>curr_y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O_alu_result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/>
          <table:table-cell table:style-name="ce98"/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table:style-name="ce90" office:value-type="string" calcext:value-type="string">
            <text:p>next_ad[7:0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table:style-name="ce90" office:value-type="string" calcext:value-type="string">
            <text:p>next_ad[15:8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lu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1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A-op-cycles" table:style-name="ta1">
        <table:table-column table:style-name="co9" table:default-cell-style-name="ce17"/>
        <table:table-column table:style-name="co1" table:default-cell-style-name="ce17"/>
        <table:table-column table:style-name="co10" table:default-cell-style-name="ce90"/>
        <table:table-column table:style-name="co11" table:default-cell-style-name="ce86"/>
        <table:table-column table:style-name="co12" table:default-cell-style-name="ce86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4" office:value-type="string" calcext:value-type="string">
            <text:p>HLT*</text:p>
          </table:table-cell>
          <table:table-cell table:style-name="ce68" office:value-type="float" office:value="-1" calcext:value-type="float">
            <text:p>-1</text:p>
          </table:table-cell>
          <table:table-cell table:style-name="ce68"/>
          <table:table-cell table:style-name="ce119" office:value-type="string" calcext:value-type="string">
            <text:p>next_t</text:p>
          </table:table-cell>
          <table:table-cell table:style-name="ce119" office:value-type="float" office:value="-1" calcext:value-type="float">
            <text:p>-1</text:p>
          </table:table-cell>
          <table:table-cell table:style-name="ce78" table:number-columns-repeated="2"/>
          <table:table-cell table:style-name="ce81" table:number-columns-repeated="1016"/>
          <table:table-cell table:style-name="ce84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120" office:value-type="string" calcext:value-type="string">
            <text:p>next_t</text:p>
          </table:table-cell>
          <table:table-cell table:style-name="ce120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_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I_rd_data[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I_rd_dat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table:style-name="ce89" office:value-type="string" calcext:value-type="string">
            <text:p>control_cmp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table:style-name="ce89"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Z_bit]</text:p>
          </table:table-cell>
          <table:table-cell table:style-name="ce89"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Z_bit]</text:p>
          </table:table-cell>
          <table:table-cell table:style-name="ce89"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no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I_bit]</text:p>
          </table:table-cell>
          <table:table-cell office:value-type="string" calcext:value-type="string">
            <text:p>curr_p[I_bit] | irq_p | res_p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_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h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78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ISA-am-op'.A2:'ISA-am-op'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00-00-00</text:date>, <text:time style:data-style-name="N2" text:time-value="00:50:39.4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5-06T14:49:13.902000000</dc:date>
    <meta:editing-duration>P7DT12H8M9S</meta:editing-duration>
    <meta:editing-cycles>653</meta:editing-cycles>
    <meta:generator>LibreOffice/7.1.2.2$Windows_X86_64 LibreOffice_project/8a45595d069ef5570103caea1b71cc9d82b2aae4</meta:generator>
    <meta:document-statistic meta:table-count="3" meta:cell-count="4407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ExportToCsv
    document = ThisComponent

    ' Use the global string tools library to generate a path to save each CSV
    GlobalScope.BasicLibraries.loadLibrary("Tools")
    FileDirectory = Tools.Strings.DirectoryNameoutofPath(document.getURL(), "/")

    ' Work out number of sheets for looping over them later.
    Sheets = document.Sheets
    NumSheets = Sheets.Count - 1

    ' Set up a propval object to store the filter properties
    Dim Propval(1) as New com.sun.star.beans.PropertyValue
    Propval(0).Name = "FilterName"
    Propval(0).Value = "Text - txt - csv (StarCalc)"
    Propval(1).Name = "FilterOptions"
    Propval(1).Value ="44,34,11,0,2,,true"   'ASCII  59 = ;  34 = "

    For I = 0 to NumSheets
        ' For each sheet, assemble a filename and save using the filter
        document.getCurrentController.setActiveSheet(Sheets(I))
        Filename = FileDirectory + "/" + Sheets(I).Name + ".csv"
        FileURL = convertToURL(Filename)
        document.StoreToURL(FileURL, Propval())
    Next 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